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5fb214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fb214" style:font-name-asian="Symbol1" style:font-size-asian="12pt" style:font-name-complex="Times New Roman2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e3e4a" style:font-name-asian="Symbol1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9043a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1c690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9043a" style:font-size-asian="12pt" style:font-size-complex="12pt"/>
    </style:style>
    <style:style style:name="P8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9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officeooo:rsid="00121e03" officeooo:paragraph-rsid="00595108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rsid="00121e03" officeooo:paragraph-rsid="00595108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6b87d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95108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a4894" style:font-size-asian="12pt" style:font-size-complex="12pt"/>
    </style:style>
    <style:style style:name="P1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b223b" style:font-size-asian="12pt" style:font-size-complex="12pt"/>
    </style:style>
    <style:style style:name="P1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03c98" style:font-size-asian="12pt" style:font-size-complex="12pt"/>
    </style:style>
    <style:style style:name="P1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fb214" style:font-size-asian="12pt" style:font-size-complex="12pt"/>
    </style:style>
    <style:style style:name="P1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1c690" style:font-size-asian="12pt" style:font-size-complex="12pt"/>
    </style:style>
    <style:style style:name="P1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e2325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e3e4a" style:font-size-asian="12pt" style:font-size-complex="12pt"/>
    </style:style>
    <style:style style:name="P2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32bff" style:font-size-asian="12pt" style:font-size-complex="12pt"/>
    </style:style>
    <style:style style:name="P2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45023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6876c3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86e5c" style:font-size-asian="12pt" style:font-name-complex="Times New Roman2" style:font-size-complex="12pt"/>
    </style:style>
    <style:style style:name="P2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086bd" officeooo:paragraph-rsid="005fb214" style:font-size-asian="12pt" style:font-name-complex="Times New Roman2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22176e" officeooo:paragraph-rsid="005fb214" style:font-size-asian="12pt" style:font-name-complex="Times New Roman2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15a3a6" officeooo:paragraph-rsid="006a6920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officeooo:rsid="0015a3a6" officeooo:paragraph-rsid="006ad153" style:font-size-asian="12pt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95108" style:font-size-asian="12pt" style:font-name-complex="Times New Roman2" style:font-size-complex="12pt" style:language-complex="ar" style:country-complex="SA"/>
    </style:style>
    <style:style style:name="P2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fbc18" style:font-size-asian="12pt" style:font-style-asian="italic" style:font-name-complex="Times New Roman" style:font-size-complex="12pt" style:language-complex="ar" style:country-complex="SA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86e5c" style:font-size-asian="12pt" style:font-style-asian="italic" style:font-name-complex="Times New Roman" style:font-size-complex="12pt" style:language-complex="ar" style:country-complex="SA" style:font-style-complex="normal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0.0008in" fo:language="uk" fo:country="UA" fo:font-style="normal" style:text-underline-style="none" fo:font-weight="normal" officeooo:rsid="0015a3a6" officeooo:paragraph-rsid="005fb214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0.0008in" fo:language="uk" fo:country="UA" fo:font-style="normal" style:text-underline-style="none" fo:font-weight="normal" officeooo:rsid="0015a3a6" officeooo:paragraph-rsid="00632bff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32bff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45023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851a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5d0f8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9043a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a6920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876c3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26e28c" officeooo:paragraph-rsid="006ad153" style:font-name-asian="Symbol1" style:font-size-asian="12pt" style:font-style-asian="normal" style:font-name-complex="Times New Roman2" style:font-size-complex="12pt" style:language-complex="ar" style:country-complex="SA" style:font-style-complex="normal" loext:padding="0in" loext:border="none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" fo:font-size="14pt" fo:letter-spacing="normal" fo:language="uk" fo:country="UA" fo:font-style="normal" style:text-underline-style="none" fo:font-weight="normal" officeooo:rsid="0015a3a6" officeooo:paragraph-rsid="006ad153" style:font-name-asian="Symbol1" style:font-size-asian="14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style:text-underline-style="none" officeooo:paragraph-rsid="0056b87d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fbc18" style:font-size-asian="12pt" style:font-name-complex="Times New Roman2" style:font-size-complex="12pt" style:language-complex="ar" style:country-complex="SA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text-position="sub 58%" style:font-name="Times New Roman" fo:font-size="12pt" fo:letter-spacing="0.0008in" fo:language="uk" fo:country="UA" style:text-underline-style="none" officeooo:paragraph-rsid="0056b87d" style:font-size-asian="12pt" style:font-name-complex="Times New Roman" style:font-size-complex="12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text-position="0% 100%" style:font-name="Times New Roman" fo:font-size="12pt" fo:letter-spacing="0.0008in" fo:language="uk" fo:country="UA" style:text-underline-style="none" officeooo:rsid="005f3991" officeooo:paragraph-rsid="00595108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5f3991" officeooo:paragraph-rsid="005a4894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5b223b" style:font-name-asian="Symbol1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603c98" style:font-name-asian="Symbol1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5be62f" style:font-name-asian="Symbol1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61c690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5c773c" style:font-name-asian="Symbol1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5e2325" style:font-name-asian="Symbol1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line-through-style="none" style:text-line-through-type="none" style:text-position="0% 100%" style:font-name="Times New Roman" fo:font-size="12pt" fo:letter-spacing="0.0008in" fo:language="uk" fo:country="UA" style:text-underline-style="none" officeooo:rsid="0015a3a6" officeooo:paragraph-rsid="005e3e4a" style:font-name-asian="Symbol1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5a3a6" officeooo:paragraph-rsid="0066d4f1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fo:language="ru" fo:country="RU" officeooo:rsid="00595108" style:font-name-asian="Calibri" style:font-name-complex="Times New Roman" style:language-complex="ar" style:country-complex="SA"/>
    </style:style>
    <style:style style:name="T2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15a3a6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b223b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6f2d7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be62f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63c6c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c773c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55d4e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e2325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60028a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698f1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e3e4a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5c9de9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604bfc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65921e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line-through-style="none" style:text-line-through-type="none" style:text-position="0% 100%" fo:letter-spacing="0.0008in" fo:language="uk" fo:country="UA" style:text-underline-style="none" officeooo:rsid="00611294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line-through-style="none" style:text-line-through-type="none" style:text-position="sub 58%" fo:letter-spacing="0.0008in" fo:language="uk" fo:country="UA" style:text-underline-style="none" officeooo:rsid="0015a3a6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line-through-style="none" style:text-line-through-type="none" style:text-position="super 58%" fo:letter-spacing="0.0008in" fo:language="uk" fo:country="UA" style:text-underline-style="none" officeooo:rsid="0015a3a6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line-through-style="none" style:text-line-through-type="none" style:text-position="super 58%" fo:letter-spacing="0.0008in" fo:language="uk" fo:country="UA" style:text-underline-style="none" officeooo:rsid="00557f9b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officeooo:rsid="0066c6af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25" style:family="text">
      <style:text-properties style:use-window-font-color="true" fo:language="uk" fo:country="UA" officeooo:rsid="005d812a" style:font-name-asian="Calibri" style:font-name-complex="Times New Roman2" style:language-complex="ar" style:country-complex="SA"/>
    </style:style>
    <style:style style:name="T26" style:family="text">
      <style:text-properties style:use-window-font-color="true" fo:language="uk" fo:country="UA" officeooo:rsid="005fb214" style:font-name-asian="Calibri" style:font-name-complex="Times New Roman2" style:language-complex="ar" style:country-complex="SA"/>
    </style:style>
    <style:style style:name="T27" style:family="text">
      <style:text-properties style:use-window-font-color="true" fo:language="uk" fo:country="UA" officeooo:rsid="0061f786" style:font-name-asian="Calibri" style:font-name-complex="Times New Roman2" style:language-complex="ar" style:country-complex="SA"/>
    </style:style>
    <style:style style:name="T28" style:family="text">
      <style:text-properties style:use-window-font-color="true" fo:language="uk" fo:country="UA" officeooo:rsid="005c15e2" style:font-name-asian="Calibri" style:font-name-complex="Times New Roman2" style:language-complex="ar" style:country-complex="SA"/>
    </style:style>
    <style:style style:name="T29" style:family="text">
      <style:text-properties style:use-window-font-color="true" fo:language="uk" fo:country="UA" officeooo:rsid="0059c8a3" style:font-name-asian="Calibri" style:font-name-complex="Times New Roman2" style:language-complex="ar" style:country-complex="SA"/>
    </style:style>
    <style:style style:name="T30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" style:font-style-complex="normal"/>
    </style:style>
    <style:style style:name="T31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" style:font-style-complex="normal"/>
    </style:style>
    <style:style style:name="T32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" style:font-style-complex="normal"/>
    </style:style>
    <style:style style:name="T33" style:family="text">
      <style:text-properties fo:font-variant="normal" fo:text-transform="none" fo:color="#000000" fo:letter-spacing="normal" fo:font-style="normal" fo:font-weight="normal" officeooo:rsid="00586e5c" style:font-style-asian="italic" style:font-name-complex="Times New Roman" style:font-style-complex="normal"/>
    </style:style>
    <style:style style:name="T34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 style:font-style-complex="normal"/>
    </style:style>
    <style:style style:name="T35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" style:font-style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" style:font-style-complex="normal"/>
    </style:style>
    <style:style style:name="T37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 style:font-style-complex="normal"/>
    </style:style>
    <style:style style:name="T38" style:family="text">
      <style:text-properties fo:font-variant="normal" fo:text-transform="none" fo:color="#000000" fo:letter-spacing="normal" fo:font-style="normal" fo:font-weight="normal" officeooo:rsid="005fbc18" style:font-style-asian="italic" style:font-name-complex="Times New Roman" style:font-style-complex="normal"/>
    </style:style>
    <style:style style:name="T39" style:family="text">
      <style:text-properties fo:font-variant="normal" fo:text-transform="none" fo:color="#000000" fo:letter-spacing="normal" fo:language="uk" fo:country="UA" fo:font-style="normal" fo:font-weight="normal" style:font-name-complex="Times New Roman2"/>
    </style:style>
    <style:style style:name="T40" style:family="text">
      <style:text-properties fo:font-variant="normal" fo:text-transform="none" fo:color="#000000" fo:letter-spacing="normal" fo:language="uk" fo:country="UA" fo:font-style="italic" fo:font-weight="normal" style:font-name-complex="Times New Roman2"/>
    </style:style>
    <style:style style:name="T41" style:family="text">
      <style:text-properties fo:font-variant="normal" fo:text-transform="none" fo:color="#000000" style:text-line-through-style="none" style:text-line-through-type="none" fo:letter-spacing="normal" fo:language="uk" fo:country="UA" fo:font-style="normal" fo:font-weight="normal" style:font-name-complex="Times New Roman2" style:language-complex="ar" style:country-complex="SA"/>
    </style:style>
    <style:style style:name="T42" style:family="text">
      <style:text-properties fo:font-variant="normal" fo:text-transform="none" fo:color="#000000" style:text-line-through-style="none" style:text-line-through-type="none" fo:letter-spacing="normal" fo:language="uk" fo:country="UA" fo:font-style="normal" fo:font-weight="normal" officeooo:rsid="000d634d" style:font-name-complex="Times New Roman2" style:language-complex="ar" style:country-complex="SA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18ad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d81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acf9b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fb214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32bff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291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91a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1" style:font-style-asian="normal" style:font-name-complex="Times New Roman1" style:language-complex="ar" style:country-complex="SA" style:font-style-complex="normal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officeooo:rsid="00702cc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officeooo:rsid="0072ad5d" style:font-name-asian="Symbol1" style:font-size-asian="10.5pt" style:font-style-asian="normal" style:font-name-complex="Times New Roman" style:language-complex="ar" style:country-complex="SA" style:font-style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officeooo:rsid="00748223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officeooo:rsid="0072ad5d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normal" style:text-underline-style="none" fo:font-weight="normal" officeooo:rsid="0073f3e7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italic" style:text-underline-style="none" fo:font-weight="normal" style:font-name-asian="Symbol1" style:font-size-asian="14pt" style:font-style-asian="italic" style:font-name-complex="Times New Roman" style:language-complex="ar" style:country-complex="SA" style:font-style-complex="normal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italic" style:text-underline-style="none" fo:font-weight="normal" officeooo:rsid="00748223" style:font-name-asian="Symbol1" style:font-size-asian="14pt" style:font-style-asian="italic" style:font-name-complex="Times New Roman" style:language-complex="ar" style:country-complex="SA" style:font-style-complex="normal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font-style="italic" style:text-underline-style="none" fo:font-weight="normal" officeooo:rsid="0072ad5d" style:font-name-asian="Symbol1" style:font-size-asian="14pt" style:font-style-asian="italic" style:font-name-complex="Times New Roman" style:language-complex="ar" style:country-complex="SA" style:font-style-complex="normal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7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8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31629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0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1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2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super 58%" fo:font-size="14pt" fo:letter-spacing="normal" fo:font-style="normal" style:text-underline-style="none" fo:font-weight="normal" officeooo:rsid="00748223" style:font-name-asian="Symbol1" style:font-size-asian="14pt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font-style="italic" style:text-underline-style="none" fo:font-weight="normal" style:font-name-asian="Symbol1" style:font-size-asian="8pt" style:font-style-asian="italic" style:font-name-complex="Times New Roman" style:language-complex="ar" style:country-complex="SA" style:font-style-complex="normal" loext:padding="0in" loext:border="none"/>
    </style:style>
    <style:style style:name="T75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font-style="normal" style:text-underline-style="none" fo:font-weight="normal" style:font-name-asian="Symbol1" style:font-size-asian="8pt" style:font-style-asian="normal" style:font-name-complex="Times New Roman" style:language-complex="ar" style:country-complex="SA" style:font-style-complex="normal" loext:padding="0in" loext:border="none"/>
    </style:style>
    <style:style style:name="T76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77" style:family="text">
      <style:text-properties fo:font-variant="normal" fo:text-transform="none" style:text-line-through-style="none" style:text-line-through-type="none" fo:letter-spacing="normal" fo:font-style="normal" fo:font-weight="normal" officeooo:rsid="0075c6ba" style:font-style-asian="normal" style:font-name-complex="Times New Roman2" style:font-style-complex="normal" loext:padding="0in" loext:border="none"/>
    </style:style>
    <style:style style:name="T78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79" style:family="text">
      <style:text-properties fo:font-variant="normal" fo:text-transform="none" style:text-line-through-style="none" style:text-line-through-type="none" fo:letter-spacing="normal" fo:font-style="normal" fo:font-weight="normal" officeooo:rsid="0066d4f1" style:font-style-asian="normal" style:font-name-complex="Times New Roman2" style:font-style-complex="normal" loext:padding="0in" loext:border="none"/>
    </style:style>
    <style:style style:name="T80" style:family="text">
      <style:text-properties fo:font-variant="normal" fo:text-transform="none" style:text-line-through-style="none" style:text-line-through-type="none" fo:letter-spacing="normal" fo:font-style="italic" fo:font-weight="normal" officeooo:rsid="0075c6ba" style:font-style-asian="italic" style:font-name-complex="Times New Roman2" style:font-style-complex="italic" loext:padding="0in" loext:border="none"/>
    </style:style>
    <style:style style:name="T81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2" style:font-style-complex="italic" loext:padding="0in" loext:border="none"/>
    </style:style>
    <style:style style:name="T82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5c6ba" style:font-style-asian="normal" style:font-name-complex="Times New Roman2" style:font-style-complex="normal" loext:padding="0in" loext:border="none"/>
    </style:style>
    <style:style style:name="T83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75c6ba" style:font-style-asian="normal" style:font-name-complex="Times New Roman2" style:font-style-complex="normal" loext:padding="0in" loext:border="none"/>
    </style:style>
    <style:style style:name="T84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85" style:family="text">
      <style:text-properties style:text-line-through-style="none" style:text-line-through-type="none" style:text-position="0% 100%" fo:letter-spacing="0.0008in" fo:language="uk" fo:country="UA" style:text-underline-style="none" style:font-name-complex="Times New Roman" style:language-complex="ar" style:country-complex="SA"/>
    </style:style>
    <style:style style:name="T86" style:family="text">
      <style:text-properties style:text-line-through-style="none" style:text-line-through-type="none" style:text-position="0% 100%" fo:letter-spacing="0.0008in" fo:language="uk" fo:country="UA" style:text-underline-style="none" officeooo:rsid="005f3991" style:font-name-complex="Times New Roman" style:language-complex="ar" style:country-complex="SA"/>
    </style:style>
    <style:style style:name="T87" style:family="text">
      <style:text-properties style:text-line-through-style="none" style:text-line-through-type="none" fo:language="uk" fo:country="UA" style:text-underline-style="none" style:font-name-complex="Times New Roman" style:language-complex="ar" style:country-complex="SA"/>
    </style:style>
    <style:style style:name="T88" style:family="text">
      <style:text-properties style:text-line-through-style="none" style:text-line-through-type="none" fo:language="uk" fo:country="UA" fo:font-style="italic" style:text-underline-style="none" style:font-style-asian="italic" style:font-name-complex="Times New Roman" style:language-complex="ar" style:country-complex="SA"/>
    </style:style>
    <style:style style:name="T89" style:family="text">
      <style:text-properties style:text-line-through-style="none" style:text-line-through-type="none" style:text-position="sub 58%" fo:letter-spacing="0.0008in" fo:language="uk" fo:country="UA" style:text-underline-style="none" officeooo:rsid="005f3991" style:font-name-complex="Times New Roman" style:language-complex="ar" style:country-complex="SA"/>
    </style:style>
    <style:style style:name="T90" style:family="text">
      <style:text-properties officeooo:rsid="003a5bbb"/>
    </style:style>
    <style:style style:name="T91" style:family="text">
      <style:text-properties officeooo:rsid="003f1ac3"/>
    </style:style>
    <style:style style:name="T92" style:family="text">
      <style:text-properties officeooo:rsid="00595108"/>
    </style:style>
    <style:style style:name="T93" style:family="text">
      <style:text-properties fo:letter-spacing="-0.0063in"/>
    </style:style>
    <style:style style:name="T94" style:family="text">
      <style:text-properties fo:language="uk" fo:country="UA" officeooo:rsid="002086bd" style:font-name-complex="Times New Roman2"/>
    </style:style>
    <style:style style:name="T95" style:family="text">
      <style:text-properties fo:language="uk" fo:country="UA" officeooo:rsid="0061f786" style:font-name-complex="Times New Roman2"/>
    </style:style>
    <style:style style:name="T96" style:family="text">
      <style:text-properties fo:language="uk" fo:country="UA" officeooo:rsid="005acf9b" style:font-name-complex="Times New Roman2"/>
    </style:style>
    <style:style style:name="T97" style:family="text">
      <style:text-properties fo:language="uk" fo:country="UA" officeooo:rsid="005fb214" style:font-name-complex="Times New Roman2"/>
    </style:style>
    <style:style style:name="T98" style:family="text">
      <style:text-properties fo:language="uk" fo:country="UA" officeooo:rsid="0022176e" style:font-name-complex="Times New Roman2"/>
    </style:style>
    <style:style style:name="T99" style:family="text">
      <style:text-properties fo:language="uk" fo:country="UA" officeooo:rsid="005d812a" style:font-name-complex="Times New Roman2"/>
    </style:style>
    <style:style style:name="T100" style:family="text">
      <style:text-properties fo:language="uk" fo:country="UA" officeooo:rsid="00239ad5" style:font-name-complex="Times New Roman2"/>
    </style:style>
    <style:style style:name="T101" style:family="text">
      <style:text-properties fo:language="uk" fo:country="UA" officeooo:rsid="005a3630" style:font-name-complex="Times New Roman2"/>
    </style:style>
    <style:style style:name="T102" style:family="text">
      <style:text-properties fo:language="uk" fo:country="UA" officeooo:rsid="00618ad2" style:font-name-complex="Times New Roman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Варіант №<text:span text:style-name="T90">1</text:span><text:span text:style-name="T91">3</text:span></text:p>
      <text:p text:style-name="P1"/>
      <text:list xml:id="list844152512" text:style-name="L1">
        <text:list-item>
          <text:p text:style-name="P9"><text:span text:style-name="T39">Вибірки, складені з </text:span><text:span text:style-name="T40">n</text:span><text:span text:style-name="T39"> різних елементів по </text:span><text:span text:style-name="T40">m</text:span><text:span text:style-name="T39"> елементів, що відрізняються або складом елементів, або їх порядком, це:</text:span></text:p>
          <text:p text:style-name="P10"><text:span text:style-name="T41">А) комбінація; Б) розміщення; В) перестановка; Г) розміщення з повтореннями; Д) перестановка з повтореннями; </text:span><text:span text:style-name="T42">Е</text:span><text:span text:style-name="T41">) комбінація з повтореннями;</text:span></text:p>
          <text:p text:style-name="P28"/>
        </text:list-item>
        <text:list-item>
          <text:p text:style-name="P11"><text:span text:style-name="T87">Нехай з пункту </text:span><text:span text:style-name="T88">А </text:span><text:span text:style-name="T87">до пункту </text:span><text:span text:style-name="T88">В </text:span><text:span text:style-name="T87">веде </text:span><text:span text:style-name="T88">k </text:span><text:span text:style-name="T87">доріг, з пункту </text:span><text:span text:style-name="T88">А </text:span><text:span text:style-name="T87">до </text:span><text:span text:style-name="T88">С </text:span><text:span text:style-name="T87">– </text:span><text:span text:style-name="T88">m </text:span><text:span text:style-name="T87">доріг, з </text:span><text:span text:style-name="T88">С </text:span><text:span text:style-name="T87">до </text:span><text:span text:style-name="T88">D </text:span><text:span text:style-name="T87">– </text:span><text:span text:style-name="T88">l </text:span><text:span text:style-name="T87">доріг, з </text:span><text:span text:style-name="T88">В </text:span><text:span text:style-name="T87">до </text:span><text:span text:style-name="T88">D </text:span><text:span text:style-name="T87">– </text:span><text:span text:style-name="T88">n </text:span><text:span text:style-name="T87">доріг. Пункти </text:span><text:span text:style-name="T88">В </text:span><text:span text:style-name="T87">і </text:span><text:span text:style-name="T88">С </text:span><text:span text:style-name="T87">між собою дорогами не сполучені. Скількома дорогами можна попасти з </text:span><text:span text:style-name="T88">А </text:span><text:span text:style-name="T87">до </text:span><text:span text:style-name="T88">D</text:span><text:span text:style-name="T87">?</text:span></text:p>
          <text:p text:style-name="P42"/>
        </text:list-item>
        <text:list-item>
          <text:p text:style-name="P23">Виберіть правильну рівність:</text:p>
          <text:p text:style-name="P43"><text:span text:style-name="T33">А</text:span><text:span text:style-name="T34">) </text:span><text:span text:style-name="T35">С</text:span><text:span text:style-name="T30">6</text:span><text:span text:style-name="T31">0</text:span><text:span text:style-name="T34"> </text:span><text:span text:style-name="T35">= С</text:span><text:span text:style-name="T30">6</text:span><text:span text:style-name="T31">6</text:span><text:span text:style-name="T34">; </text:span><text:span text:style-name="T33">Б</text:span><text:span text:style-name="T34">) </text:span><text:span text:style-name="T35">А</text:span><text:span text:style-name="T30">5</text:span><text:span text:style-name="T31">1</text:span><text:span text:style-name="T34"> </text:span><text:span text:style-name="T35">= А</text:span><text:span text:style-name="T30">5</text:span><text:span text:style-name="T32">5</text:span><text:span text:style-name="T34">; </text:span><text:span text:style-name="T33">В</text:span><text:span text:style-name="T34">) </text:span><text:span text:style-name="T35">С</text:span><text:span text:style-name="T30">6</text:span><text:span text:style-name="T31">1</text:span><text:span text:style-name="T34"> </text:span><text:span text:style-name="T35">= С</text:span><text:span text:style-name="T30">6</text:span><text:span text:style-name="T31">6</text:span><text:span text:style-name="T34">; </text:span><text:span text:style-name="T33">Г</text:span><text:span text:style-name="T36">) </text:span><text:span text:style-name="T35">А</text:span><text:span text:style-name="T30">5</text:span><text:span text:style-name="T31">2</text:span><text:span text:style-name="T34"> </text:span><text:span text:style-name="T35">= А</text:span><text:span text:style-name="T30">5</text:span><text:span text:style-name="T31">3</text:span><text:span text:style-name="T34">; </text:span><text:span text:style-name="T33">Д</text:span><text:span text:style-name="T34">) </text:span><text:span text:style-name="T35">С</text:span><text:span text:style-name="T30">6</text:span><text:span text:style-name="T31">1</text:span><text:span text:style-name="T34"> </text:span><text:span text:style-name="T35">= С</text:span><text:span text:style-name="T30">6</text:span><text:span text:style-name="T31">5</text:span><text:span text:style-name="T34">; </text:span><text:span text:style-name="T33">Е</text:span><text:span text:style-name="T34">) </text:span><text:span text:style-name="T35">А</text:span><text:span text:style-name="T30">5</text:span><text:span text:style-name="T31">0</text:span><text:span text:style-name="T34"> </text:span><text:span text:style-name="T35">= А</text:span><text:span text:style-name="T30">5</text:span><text:span text:style-name="T31">5</text:span><text:span text:style-name="T34">; </text:span></text:p>
          <text:p text:style-name="P29"/>
        </text:list-item>
        <text:list-item>
          <text:p text:style-name="P43"><text:span text:style-name="T34">Яких п</text:span><text:span text:style-name="T37">ід</text:span><text:span text:style-name="T34">множин множини </text:span><text:span text:style-name="T38">F</text:span><text:span text:style-name="T34"> б</text:span><text:span text:style-name="T37">іл</text:span><text:span text:style-name="T34">ьше: тих, що м</text:span><text:span text:style-name="T37">і</text:span><text:span text:style-name="T34">стять елемент </text:span><text:span text:style-name="T38">f</text:span><text:span text:style-name="T34">, чи тих, що не </text:span><text:span text:style-name="T37">мі</text:span><text:span text:style-name="T34">стять елемента </text:span><text:span text:style-name="T38">f</text:span><text:span text:style-name="T34">? </text:span></text:p>
          <text:p text:style-name="P30"/>
          <text:p text:style-name="P44"/>
        </text:list-item>
        <text:list-item>
          <text:p text:style-name="P12"><text:span text:style-name="T85">Скільки існує варіантів заповнення картки національної лотереї 6 з 39 таких, що вірно вгадано рівно </text:span><text:span text:style-name="T86">4</text:span><text:span text:style-name="T85"> цифр</text:span><text:span text:style-name="T86">и?</text:span></text:p>
          <text:p text:style-name="P45"/>
        </text:list-item>
        <text:list-item>
          <text:p text:style-name="P13">Скількома способами можна виділити дитині по одному фрукту на день протягом <text:span text:style-name="T1">11</text:span> днів, якщо є <text:span text:style-name="T92">5</text:span> яблук, <text:span text:style-name="T92">4</text:span> апельсина і 2<text:span text:style-name="T93"> </text:span>банана?</text:p>
          <text:p text:style-name="P46"/>
        </text:list-item>
        <text:list-item>
          <text:p text:style-name="P14"><text:span text:style-name="T2">Нехай n = p</text:span><text:span text:style-name="T17">1</text:span><text:span text:style-name="T18">α</text:span><text:span text:style-name="T19">1</text:span><text:span text:style-name="T2"> ⋅ p</text:span><text:span text:style-name="T17">2</text:span><text:span text:style-name="T18">α</text:span><text:span text:style-name="T19">2</text:span><text:span text:style-name="T2"> ⋅ ... ⋅ p</text:span><text:span text:style-name="T17">r</text:span><text:span text:style-name="T18">αr</text:span><text:span text:style-name="T2"> - розклад числа n на прості множники. Знайти кількість всіх натуральних дільників числа n.</text:span></text:p>
          <text:p text:style-name="P47"/>
        </text:list-item>
        <text:list-item>
          <text:p text:style-name="P15"><text:span text:style-name="T2">Скількома способами можна розташувати </text:span><text:span text:style-name="T3">20</text:span><text:span text:style-name="T2"> нулів та </text:span><text:span text:style-name="T3">14</text:span><text:span text:style-name="T2"> одиниць так, щоб жодні дві одиниці не стояли поруч?</text:span></text:p>
          <text:p text:style-name="P48"/>
        </text:list-item>
        <text:list-item>
          <text:p text:style-name="P15"><text:span text:style-name="T2">Нехай множина А </text:span><text:span text:style-name="T13">мі</text:span><text:span text:style-name="T2">стить </text:span><text:span text:style-name="T13">n</text:span><text:span text:style-name="T2"> елеме</text:span><text:span text:style-name="T13">н</text:span><text:span text:style-name="T2">т</text:span><text:span text:style-name="T13">і</text:span><text:span text:style-name="T2">в, а множина В — </text:span><text:span text:style-name="T13">m</text:span><text:span text:style-name="T2"> елемент</text:span><text:span text:style-name="T13">ів</text:span><text:span text:style-name="T2">. Визначити </text:span><text:span text:style-name="T13">кі</text:span><text:span text:style-name="T2">ль</text:span><text:span text:style-name="T13">кі</text:span><text:span text:style-name="T2">сть функц</text:span><text:span text:style-name="T13">іо</text:span><text:span text:style-name="T2">нальних в</text:span><text:span text:style-name="T13">ід</text:span><text:span text:style-name="T2">пов</text:span><text:span text:style-name="T13">ід</text:span><text:span text:style-name="T2">ностей </text:span><text:span text:style-name="T13">мі</text:span><text:span text:style-name="T2">ж множинами А </text:span><text:span text:style-name="T13">і</text:span><text:span text:style-name="T2"> В.</text:span></text:p>
          <text:p text:style-name="P31"/>
        </text:list-item>
        <text:list-item>
          <text:p text:style-name="P16"><text:span text:style-name="T43">На полиці </text:span><text:span text:style-name="T44">2</text:span><text:span text:style-name="T47">3</text:span><text:span text:style-name="T43"> книг</text:span><text:span text:style-name="T45">и</text:span><text:span text:style-name="T43">. Скільки існує способів обрати </text:span><text:span text:style-name="T46">1</text:span><text:span text:style-name="T47">6</text:span><text:span text:style-name="T43"> книг, щоб ніякі дві книги не брати поруч?</text:span></text:p>
          <text:p text:style-name="P2"/>
        </text:list-item>
        <text:list-item>
          <text:p text:style-name="P16"><text:span text:style-name="T94">За круглим столом короля Артура сид</text:span><text:span text:style-name="T95">я</text:span><text:span text:style-name="T94">ть </text:span><text:span text:style-name="T96">2</text:span><text:span text:style-name="T97">4</text:span><text:span text:style-name="T94"> лицар</text:span><text:span text:style-name="T95">і</text:span><text:span text:style-name="T94">. Кожен ворогує зі своїми сусідами. Потрібно обрати </text:span><text:span text:style-name="T25">1</text:span><text:span text:style-name="T26">2</text:span><text:span text:style-name="T94"> лицарів, щоб визволити принцесу. Скільки існує способів обрання лицарів, щоб серед обраних лицарів не було воро</text:span><text:span text:style-name="T98">г</text:span><text:span text:style-name="T94">ів?</text:span></text:p>
          <text:p text:style-name="P24"/>
        </text:list-item>
        <text:list-item>
          <text:p text:style-name="P16"><text:span text:style-name="T98">Ліфт, у якому знаходяться </text:span><text:span text:style-name="T99">4</text:span><text:span text:style-name="T97">5</text:span><text:span text:style-name="T98"> пасажирів, може зупинятись на </text:span><text:span text:style-name="T27">18</text:span><text:span text:style-name="T98"> поверхах. Пасажири виходять групами по </text:span><text:span text:style-name="T28">1</text:span><text:span text:style-name="T26">4</text:span><text:span text:style-name="T98">, </text:span><text:span text:style-name="T96">1</text:span><text:span text:style-name="T97">5</text:span><text:span text:style-name="T98"> і </text:span><text:span text:style-name="T29">1</text:span><text:span text:style-name="T26">6</text:span><text:span text:style-name="T98"> чоловік. Скількома способами це може відбуватись?</text:span></text:p>
          <text:p text:style-name="P25"/>
        </text:list-item>
        <text:list-item>
          <text:p text:style-name="P16"><text:span text:style-name="T100">Скількома способами можна розставити </text:span><text:span text:style-name="T101">1</text:span><text:span text:style-name="T97">7</text:span><text:span text:style-name="T100"> томів зібрання творів І.Я. Франко так, щоб </text:span><text:span text:style-name="T96"><text:s/></text:span><text:span text:style-name="T102"><text:s/></text:span><text:span text:style-name="T99">шостий </text:span><text:span text:style-name="T97">і сьомий</text:span><text:span text:style-name="T99"> </text:span><text:span text:style-name="T100">томи не стояли поруч?</text:span></text:p>
          <text:p text:style-name="P3"/>
        </text:list-item>
        <text:list-item>
          <text:p text:style-name="P54"><text:span text:style-name="T76">Довести, що сума в</text:span><text:span text:style-name="T77">сі</text:span><text:span text:style-name="T76">х коеф</text:span><text:span text:style-name="T78">іціє</text:span><text:span text:style-name="T76">нт</text:span><text:span text:style-name="T77">і</text:span><text:span text:style-name="T76">в пол</text:span><text:span text:style-name="T77">ін</text:span><text:span text:style-name="T76">омного розкладу (</text:span><text:span text:style-name="T80">x</text:span><text:span text:style-name="T83">1</text:span><text:span text:style-name="T76"> + </text:span><text:span text:style-name="T81">х</text:span><text:span text:style-name="T84">2</text:span><text:span text:style-name="T76"> + ... + </text:span><text:span text:style-name="T81">х</text:span><text:span text:style-name="T83">k</text:span><text:span text:style-name="T76">)</text:span><text:span text:style-name="T82">n </text:span><text:span text:style-name="T76">дор</text:span><text:span text:style-name="T77">і</text:span><text:span text:style-name="T76">вню</text:span><text:span text:style-name="T79">є</text:span><text:span text:style-name="T76"> </text:span><text:span text:style-name="T77">k</text:span><text:span text:style-name="T82">n</text:span><text:span text:style-name="T76">.</text:span></text:p>
          <text:p text:style-name="P49"/>
        </text:list-item>
        <text:list-item>
          <text:p text:style-name="P17"><text:span text:style-name="T2">В колоді </text:span><text:span text:style-name="T5">48</text:span><text:span text:style-name="T2"> карт - 4 кольори з номерами від 1 до </text:span><text:span text:style-name="T5">12</text:span><text:span text:style-name="T2">. Скільки існує способів витягнути </text:span><text:span text:style-name="T4">3</text:span><text:span text:style-name="T2"> карт</text:span><text:span text:style-name="T4">и</text:span><text:span text:style-name="T2"> так, щоб це було </text:span><text:span text:style-name="T4">3</text:span><text:span text:style-name="T2"> послідовно занумерованих карт</text:span><text:span text:style-name="T4">и</text:span><text:span text:style-name="T2">?</text:span></text:p>
          <text:p text:style-name="P50"/>
        </text:list-item>
        <text:list-item>
          <text:p text:style-name="P17"><text:span text:style-name="T2">Нехай множина М </text:span><text:span text:style-name="T14">мі</text:span><text:span text:style-name="T2">стить </text:span><text:span text:style-name="T14">n</text:span><text:span text:style-name="T2"> елемент</text:span><text:span text:style-name="T14">і</text:span><text:span text:style-name="T2">в. Визначити кількість: </text:span></text:p>
          <text:p text:style-name="P6"><text:span text:style-name="T20">а) </text:span><text:span text:style-name="T21">антирефлексивних в</text:span><text:span text:style-name="T22">ід</text:span><text:span text:style-name="T21">ношень на множині М; </text:span></text:p>
          <text:p text:style-name="P17"><text:soft-page-break/><text:span text:style-name="T15">б) </text:span><text:span text:style-name="T2">антирефлексивних </text:span><text:span text:style-name="T16">і</text:span><text:span text:style-name="T2"> симетричних в</text:span><text:span text:style-name="T14">ід</text:span><text:span text:style-name="T2">ношень на множині М.</text:span></text:p>
          <text:p text:style-name="P51"/>
        </text:list-item>
        <text:list-item>
          <text:p text:style-name="P18"><text:span text:style-name="T2">Прапор складається з </text:span><text:span text:style-name="T6">2</text:span><text:span text:style-name="T7">3</text:span><text:span text:style-name="T2"> горизонтальних смуг </text:span><text:span text:style-name="T7">15</text:span><text:span text:style-name="T6"> різних</text:span><text:span text:style-name="T2"> кольорів, причому довільні дві сусідні смуги повинні мати різні кольори. Скільк</text:span><text:span text:style-name="T6">и</text:span><text:span text:style-name="T2"> </text:span><text:span text:style-name="T6">існує різних прапорів з такими властивостями</text:span><text:span text:style-name="T2">?</text:span></text:p>
          <text:p text:style-name="P52"/>
        </text:list-item>
        <text:list-item>
          <text:p text:style-name="P19"><text:span text:style-name="T2">Необхідно скласти </text:span><text:span text:style-name="T9">19</text:span><text:span text:style-name="T2"> іспит</text:span><text:span text:style-name="T8">ів</text:span><text:span text:style-name="T2"> на протязі </text:span><text:span text:style-name="T9">24</text:span><text:span text:style-name="T2"> днів. Скількома способами це можна зробити?</text:span></text:p>
          <text:p text:style-name="P53"/>
        </text:list-item>
        <text:list-item>
          <text:p text:style-name="P19"><text:span text:style-name="T2">В скрині кулі </text:span><text:span text:style-name="T12">14</text:span><text:span text:style-name="T2">-</text:span><text:span text:style-name="T10">и</text:span><text:span text:style-name="T2"> кольорів. Яку найменшу кількість куль треба узяти, щоб серед них </text:span><text:span text:style-name="T11">(обов’язково) </text:span><text:span text:style-name="T2">було </text:span><text:span text:style-name="T12">20</text:span><text:span text:style-name="T2"> куль одного кольору?</text:span></text:p>
          <text:p text:style-name="P4"/>
        </text:list-item>
        <text:list-item>
          <text:p text:style-name="P20"><text:span text:style-name="T2">В скрині </text:span><text:span text:style-name="T12">26</text:span><text:span text:style-name="T2"> чорних, </text:span><text:span text:style-name="T10">2</text:span><text:span text:style-name="T12">5</text:span><text:span text:style-name="T2"> білих, </text:span><text:span text:style-name="T10">4</text:span><text:span text:style-name="T2"> червоних, </text:span><text:span text:style-name="T12">6</text:span><text:span text:style-name="T2"> зелених куль. Яку найменшу кількість куль треба узяти, щоб серед них </text:span><text:span text:style-name="T11">(обов’язково) </text:span><text:span text:style-name="T2">було </text:span><text:span text:style-name="T12">20</text:span><text:span text:style-name="T2"> куль одного кольору?</text:span></text:p>
          <text:p text:style-name="P32"/>
        </text:list-item>
        <text:list-item>
          <text:p text:style-name="P20"><text:span text:style-name="T43">Скільки існує різних способів роздати </text:span><text:span text:style-name="T48">q</text:span><text:span text:style-name="T43">1 троянд, </text:span><text:span text:style-name="T48">q</text:span><text:span text:style-name="T43">2 гвоздик, </text:span><text:span text:style-name="T48">q</text:span><text:span text:style-name="T43">3 волошок </text:span><text:span text:style-name="T48">f</text:span><text:span text:style-name="T43"> дівчатам?</text:span></text:p>
          <text:p text:style-name="P33"/>
        </text:list-item>
        <text:list-item>
          <text:p text:style-name="P21"><text:span text:style-name="T43">Компанiя, </text:span><text:span text:style-name="T49">що</text:span><text:span text:style-name="T43"> складається з 10 подружнiх пар, розбивається на 5 груп по 4 людини для прогулянки на човнах. </text:span><text:span text:style-name="T50">У</text:span><text:span text:style-name="T43"> скiлькох випадках кож</text:span><text:span text:style-name="T49">е</text:span><text:span text:style-name="T43">н чоловiк опиниться в одному човнi зі своєю дружиною?</text:span></text:p>
          <text:p text:style-name="P34"/>
        </text:list-item>
        <text:list-item>
          <text:p text:style-name="P35">Довести, що довжина періоду дробі n/m не перевищує m-1.</text:p>
          <text:p text:style-name="P35"/>
        </text:list-item>
        <text:list-item>
          <text:p text:style-name="P22"><text:span text:style-name="T43">Довести, що </text:span><text:span text:style-name="T51">C</text:span><text:span text:style-name="T66">n+1</text:span><text:span text:style-name="T69">k </text:span><text:span text:style-name="T51">= C</text:span><text:span text:style-name="T66">n</text:span><text:span text:style-name="T69">k</text:span><text:span text:style-name="T51"> + <text:s/>C</text:span><text:span text:style-name="T66">n</text:span><text:span text:style-name="T69">k-1</text:span><text:span text:style-name="T51">.</text:span></text:p>
          <text:p text:style-name="P39"/>
        </text:list-item>
        <text:list-item>
          <text:p text:style-name="P22"><text:span text:style-name="T43">Довести, що </text:span><text:span text:style-name="T55">∑</text:span><text:span text:style-name="T67">k=</text:span><text:span text:style-name="T68">2</text:span><text:span text:style-name="T70">n </text:span><text:span text:style-name="T52">k</text:span><text:span text:style-name="T53">(k-1)</text:span><text:span text:style-name="T43">C</text:span><text:span text:style-name="T67">n</text:span><text:span text:style-name="T70">k </text:span><text:span text:style-name="T52">= </text:span><text:span text:style-name="T54">n</text:span><text:span text:style-name="T53">(n-1)</text:span><text:span text:style-name="T54">2</text:span><text:span text:style-name="T71">n-</text:span><text:span text:style-name="T72">2</text:span><text:span text:style-name="T54">.</text:span></text:p>
          <text:p text:style-name="P36"/>
        </text:list-item>
        <text:list-item>
          <text:p text:style-name="P37">Знайти суму 4-значних чисел, які можна отримати перестановкою цифр 1, 2, 3, 4.</text:p>
          <text:p text:style-name="P37"/>
        </text:list-item>
        <text:list-item>
          <text:p text:style-name="P37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7"><text:span text:style-name="T24">а) </text:span><text:span text:style-name="T23">Скільки студентів не читає жодного журналу?</text:span></text:p>
          <text:p text:style-name="P7"><text:span text:style-name="T24">б) </text:span><text:span text:style-name="T23">Скільки студентів читає рівно 2 журнали?</text:span></text:p>
          <text:p text:style-name="P7"><text:span text:style-name="T24">в) </text:span><text:span text:style-name="T23">Скільки студентів читає не менше 2 журналів? </text:span></text:p>
          <text:p text:style-name="P5"/>
        </text:list-item>
        <text:list-item>
          <text:p text:style-name="P5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7"><text:span text:style-name="T24">а) </text:span><text:span text:style-name="T23">Скільки студентів знає всі 3 мови?</text:span></text:p>
          <text:p text:style-name="P26"><text:span text:style-name="T56">б) </text:span><text:span text:style-name="T57">Скільки студентів знає тільки Паскаль?</text:span></text:p>
          <text:p text:style-name="P38"/>
        </text:list-item>
        <text:list-item>
          <text:p text:style-name="P38">Знайти розв’язок рекурентного співвідношення: </text:p>
          <text:p text:style-name="P27"><text:span text:style-name="T63">a</text:span><text:span text:style-name="T74">n</text:span><text:span text:style-name="T75">+2 </text:span><text:span text:style-name="T59">= 4·</text:span><text:span text:style-name="T63">a</text:span><text:span text:style-name="T74">n</text:span><text:span text:style-name="T75">+1 </text:span><text:span text:style-name="T59">– 3·</text:span><text:span text:style-name="T63">a</text:span><text:span text:style-name="T74">n </text:span><text:span text:style-name="T59">– 8</text:span><text:span text:style-name="T63">n </text:span><text:span text:style-name="T59">+ 4, </text:span><text:span text:style-name="T63">a</text:span><text:span text:style-name="T75">0 </text:span><text:span text:style-name="T59">= 5, </text:span><text:span text:style-name="T63">a</text:span><text:span text:style-name="T75">1 </text:span><text:span text:style-name="T59">= 13.</text:span></text:p>
          <text:p text:style-name="P41"/>
        </text:list-item>
        <text:list-item>
          <text:p text:style-name="P40">Методом твірних функцій знайти розв’язок рекурентного співвідношення: </text:p>
          <text:p text:style-name="P27"><text:span text:style-name="T63">a</text:span><text:span text:style-name="T75">n</text:span><text:span text:style-name="T74"> </text:span><text:span text:style-name="T63">= </text:span><text:span text:style-name="T60">2</text:span><text:span text:style-name="T63">·a</text:span><text:span text:style-name="T75">n-1</text:span><text:span text:style-name="T63"> </text:span><text:span text:style-name="T64">+ </text:span><text:span text:style-name="T60">2</text:span><text:span text:style-name="T73">n</text:span><text:span text:style-name="T59">,</text:span><text:span text:style-name="T63"> </text:span><text:span text:style-name="T58">при</text:span><text:span text:style-name="T65"> </text:span><text:span text:style-name="T59">n</text:span><text:span text:style-name="T65">&gt;</text:span><text:span text:style-name="T62">0</text:span><text:span text:style-name="T61">, </text:span><text:span text:style-name="T63">a</text:span><text:span text:style-name="T75">0 </text:span><text:span text:style-name="T63">= </text:span><text:span text:style-name="T60">1</text:span><text:span text:style-name="T59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25:21.121443787</dc:date>
    <meta:editing-cycles>51</meta:editing-cycles>
    <meta:editing-duration>PT12H24M26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22" meta:character-count="4204" meta:non-whitespace-character-count="3538"/>
  </office:meta>
</office:document-meta>
</file>